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6%"/>
      <style:text-properties style:font-name="Arial" fo:font-weight="bold" style:font-weight-asian="bold" fo:font-size="16pt" style:font-size-asian="16pt"/>
    </style:style>
    <style:style style:name="P2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4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5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6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7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8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9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0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1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2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3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5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6" style:parent-style-name="Standard" style:family="paragraph">
      <style:paragraph-properties fo:text-align="center" fo:line-height="106%"/>
    </style:style>
    <style:style style:name="T17" style:parent-style-name="Fonteparág.padrão" style:family="text">
      <style:text-properties style:font-name="Arial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106%"/>
      <style:text-properties style:font-name="Arial" fo:font-weight="bold" style:font-weight-asian="bold" fo:font-size="16pt" style:font-size-asian="16pt"/>
    </style:style>
    <style:style style:name="P19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0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1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2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3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4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5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6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7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8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29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0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1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2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3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4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5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6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7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8" style:parent-style-name="Standard" style:family="paragraph">
      <style:paragraph-properties fo:text-align="justify" fo:line-height="106%"/>
      <style:text-properties style:font-name="Arial" fo:font-weight="bold" style:font-weight-asian="bold" fo:font-size="16pt" style:font-size-asian="16pt"/>
    </style:style>
    <style:style style:name="P39" style:parent-style-name="Standard" style:family="paragraph">
      <style:paragraph-properties fo:text-align="justify" fo:line-height="106%"/>
      <style:text-properties style:font-name="Arial"/>
    </style:style>
    <style:style style:name="P40" style:parent-style-name="Standard" style:family="paragraph">
      <style:paragraph-properties fo:text-align="justify" fo:line-height="106%"/>
      <style:text-properties style:font-name="Arial"/>
    </style:style>
    <style:style style:name="P41" style:parent-style-name="Standard" style:family="paragraph">
      <style:paragraph-properties fo:text-align="justify" fo:line-height="106%"/>
      <style:text-properties style:font-name="Arial"/>
    </style:style>
    <style:style style:name="P42" style:parent-style-name="Standard" style:family="paragraph">
      <style:paragraph-properties fo:text-align="justify" fo:line-height="106%"/>
      <style:text-properties style:font-name="Arial"/>
    </style:style>
    <style:style style:name="P43" style:parent-style-name="Standard" style:family="paragraph">
      <style:paragraph-properties fo:text-align="justify" fo:line-height="106%"/>
      <style:text-properties style:font-name="Arial"/>
    </style:style>
    <style:style style:name="P44" style:parent-style-name="Standard" style:family="paragraph">
      <style:paragraph-properties fo:text-align="justify" fo:line-height="106%"/>
      <style:text-properties style:font-name="Arial"/>
    </style:style>
    <style:style style:name="P45" style:parent-style-name="Standard" style:family="paragraph">
      <style:paragraph-properties fo:text-align="justify" fo:line-height="106%"/>
      <style:text-properties style:font-name="Arial"/>
    </style:style>
    <style:style style:name="P46" style:parent-style-name="Standard" style:family="paragraph">
      <style:paragraph-properties fo:text-align="justify" fo:line-height="106%"/>
      <style:text-properties style:font-name="Arial"/>
    </style:style>
    <style:style style:name="P47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48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49" style:parent-style-name="Standard" style:family="paragraph">
      <style:paragraph-properties fo:text-align="justify" fo:line-height="106%"/>
      <style:text-properties style:font-name="Arial"/>
    </style:style>
    <style:style style:name="P50" style:parent-style-name="Standard" style:family="paragraph">
      <style:paragraph-properties fo:text-align="justify" fo:line-height="106%"/>
      <style:text-properties style:font-name="Arial"/>
    </style:style>
    <style:style style:name="P51" style:parent-style-name="Standard" style:family="paragraph">
      <style:paragraph-properties fo:text-align="justify" fo:line-height="106%"/>
      <style:text-properties style:font-name="Arial"/>
    </style:style>
    <style:style style:name="P52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53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54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55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56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57" style:parent-style-name="Standard" style:family="paragraph">
      <style:paragraph-properties fo:text-align="justify" fo:line-height="106%" fo:margin-left="2.3625in">
        <style:tab-stops/>
      </style:paragraph-properties>
      <style:text-properties style:font-name="Arial"/>
    </style:style>
    <style:style style:name="P58" style:parent-style-name="Standard" style:family="paragraph">
      <style:paragraph-properties fo:text-align="justify" fo:line-height="106%" fo:margin-left="2.3625in">
        <style:tab-stops/>
      </style:paragraph-properties>
      <style:text-properties style:font-name="Arial"/>
    </style:style>
    <style:style style:name="P59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60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61" style:parent-style-name="Standard" style:family="paragraph">
      <style:paragraph-properties fo:text-align="justify" fo:line-height="106%" fo:margin-left="2.3625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63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64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65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66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67" style:parent-style-name="Standard" style:family="paragraph">
      <style:paragraph-properties fo:text-align="justify" fo:line-height="106%"/>
      <style:text-properties style:font-name="Arial"/>
    </style:style>
    <style:style style:name="P68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69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70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71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72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73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74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75" style:parent-style-name="Standard" style:family="paragraph">
      <style:paragraph-properties fo:text-align="justify" fo:line-height="106%"/>
      <style:text-properties style:font-name="Arial"/>
    </style:style>
    <style:style style:name="P76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77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78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79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80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81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82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83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84" style:parent-style-name="Standard" style:family="paragraph">
      <style:paragraph-properties fo:text-align="justify" fo:line-height="106%"/>
      <style:text-properties style:font-name="Arial"/>
    </style:style>
    <style:style style:name="P85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86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87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88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89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90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91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92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93" style:parent-style-name="Standard" style:family="paragraph">
      <style:paragraph-properties fo:text-align="justify" fo:line-height="106%"/>
      <style:text-properties style:font-name="Arial"/>
    </style:style>
    <style:style style:name="P94" style:parent-style-name="Standard" style:family="paragraph">
      <style:paragraph-properties fo:text-align="justify" fo:line-height="106%"/>
      <style:text-properties style:font-name="Arial"/>
    </style:style>
    <style:style style:name="P95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96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97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98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99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00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01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02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103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104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105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06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07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08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109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110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111" style:parent-style-name="Standard" style:family="paragraph">
      <style:paragraph-properties fo:text-align="justify" fo:line-height="106%" fo:margin-left="0.4916in">
        <style:tab-stops/>
      </style:paragraph-properties>
      <style:text-properties style:font-name="Arial"/>
    </style:style>
    <style:style style:name="P112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13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14" style:parent-style-name="Standard" style:family="paragraph">
      <style:paragraph-properties fo:text-align="justify" fo:line-height="106%" fo:margin-left="1.475in">
        <style:tab-stops/>
      </style:paragraph-properties>
      <style:text-properties style:font-name="Arial"/>
    </style:style>
    <style:style style:name="P115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116" style:parent-style-name="Standard" style:family="paragraph">
      <style:paragraph-properties fo:text-align="justify" fo:line-height="106%" fo:margin-left="1.575in">
        <style:tab-stops/>
      </style:paragraph-properties>
      <style:text-properties style:font-name="Arial"/>
    </style:style>
    <style:style style:name="P117" style:parent-style-name="Standard" style:family="paragraph">
      <style:paragraph-properties fo:text-align="justify" fo:line-height="106%" fo:margin-left="0.7875in">
        <style:tab-stops/>
      </style:paragraph-properties>
      <style:text-properties style:font-name="Arial"/>
    </style:style>
    <style:style style:name="P118" style:parent-style-name="Standard" style:family="paragraph">
      <style:paragraph-properties fo:text-align="justify" fo:line-height="106%"/>
      <style:text-properties style:font-name="Arial"/>
    </style:style>
    <style:style style:name="P119" style:parent-style-name="Standard" style:family="paragraph">
      <style:paragraph-properties fo:text-align="justify" fo:line-height="106%"/>
    </style:style>
    <style:style style:name="P120" style:parent-style-name="Textbody" style:family="paragraph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enac Niterói</text:p>
      <text:p text:style-name="P15">Projeto Integrador Módulo 6</text:p>
      <text:p text:style-name="P16"><text:span text:style-name="T17">Histórias de usuário Small Snacks</text:span></text:p>
      <text:p text:style-name="P18">Paulo Vitor da Silva Paixã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[Cadastro]</text:p>
      <text:p text:style-name="P46"/>
      <text:p text:style-name="P47">História #1</text:p>
      <text:p text:style-name="P48">Como único<text:s/>desenvolvedor, eu quero que meu sistema ofereça a realização de cadastro, com o objetivo de obter dados da localidade de nossos clientes, para a realização da entrega de nossos produtos.</text:p>
      <text:p text:style-name="P49"/>
      <text:p text:style-name="P50">[Carrinho]</text:p>
      <text:p text:style-name="P51"/>
      <text:p text:style-name="P52">História #1 Carrinho</text:p>
      <text:p text:style-name="P53">Como único desenvolvedor, eu quero<text:s/>que meu sistema tenha um carrinho de compras,</text:p>
      <text:p text:style-name="P54">com o objetivo de oferecer opções de adicionar mais produtos ao carrinho, cancelar compra e retirar produtos do carrinho.</text:p>
      <text:p text:style-name="P55"/>
      <text:p text:style-name="P56">[Carrinho] – Adicionar produto</text:p>
      <text:p text:style-name="P57">[Carrinho] – Somar produtos</text:p>
      <text:p text:style-name="P58">[Carrinho] – Multiplicar produtos</text:p>
      <text:p text:style-name="P59"/>
      <text:p text:style-name="P60">[Carrinho] – Retirar produto</text:p>
      <text:p text:style-name="P61">[Carrinho] – Subtrair produtos</text:p>
      <text:p text:style-name="P62"/>
      <text:p text:style-name="P63">[Carrinho] – Limpar carrinho</text:p>
      <text:p text:style-name="P64"/>
      <text:p text:style-name="P65">[Carrinho] – Finalizar compra</text:p>
      <text:p text:style-name="P66"/>
      <text:p text:style-name="P67"/>
      <text:p text:style-name="P68">História #2 Catálogo de produtos</text:p>
      <text:p text:style-name="P69">Como único desenvolvedor, eu quero que meu sistema seja capaz de exibir os principais produtos do sistema na página do carrinho.</text:p>
      <text:p text:style-name="P70">Com o objetivo de fornecer maior visibilidade de nossos principais produtos.</text:p>
      <text:p text:style-name="P71"/>
      <text:p text:style-name="P72">[Catálogo de produtos] – Adicionar preço do produto</text:p>
      <text:p text:style-name="P73"/>
      <text:p text:style-name="P74">[Catálogo de produtos] – Adicionar nome do produto</text:p>
      <text:p text:style-name="P75"/>
      <text:p text:style-name="P76">História #3<text:s/>Venda separada</text:p>
      <text:p text:style-name="P77">Como único desenvolvedor, eu quero que meu sistema ofereça salgados e bebidas vendidos separadamente.</text:p>
      <text:p text:style-name="P78">Objetivo de lucrar mais com as bebidas, já que a maioria é fornecida por terceiros e tem preços regularizados.</text:p>
      <text:p text:style-name="P79"/>
      <text:p text:style-name="P80">[Venda separada] – Adicionar bebida</text:p>
      <text:p text:style-name="P81"/>
      <text:p text:style-name="P82">[Venda separada] – Adicionar lanche</text:p>
      <text:p text:style-name="P83"/>
      <text:p text:style-name="P84"/>
      <text:p text:style-name="P85">História #4 Oferta</text:p>
      <text:p text:style-name="P86">Como único desenvolvedor, eu quero que meu sistema ofereça uma oferta de 10 salgados + qualquer bebida por R$17,00,</text:p>
      <text:p text:style-name="P87">Com o objetivo de chamar a atenção de nossos clientes e arrecadar mais.</text:p>
      <text:p text:style-name="P88"/>
      <text:p text:style-name="P89">[Oferta] – Modificar preços</text:p>
      <text:p text:style-name="P90"/>
      <text:p text:style-name="P91">[Oferta] – Adicionar bebida e lanche juntos</text:p>
      <text:p text:style-name="P92"/>
      <text:p text:style-name="P93">[Página inicial]</text:p>
      <text:p text:style-name="P94"/>
      <text:p text:style-name="P95">História #1 Exibir imagens</text:p>
      <text:p text:style-name="P96">Como único desenvolvedor, eu quero que meu sistema exiba a página inicial com imagens dos principais produtos, com o objetivo de chamar atenção do cliente logo ao entrar no app.</text:p>
      <text:p text:style-name="P97"/>
      <text:p text:style-name="P98">[Página inicial] – Cadastrar imagens no banco de dados</text:p>
      <text:p text:style-name="P99"/>
      <text:p text:style-name="P100">[Página inicial] – Chamar as funções necessárias para exibir</text:p>
      <text:p text:style-name="P101"/>
      <text:p text:style-name="P102">História #2 Exibir informações</text:p>
      <text:p text:style-name="P103">Como único desenvolvedor, eu quero que meu sistema exiba detalhes dos produtos, com o objetivo de conscientizar o cliente antes da compra.</text:p>
      <text:p text:style-name="P104"/>
      <text:p text:style-name="P105">[Página inicial] – Cadastrar informações dos produtos no banco</text:p>
      <text:p text:style-name="P106"/>
      <text:p text:style-name="P107">[Página inicial] – Chamar as funções necessárias para exibir</text:p>
      <text:p text:style-name="P108"/>
      <text:p text:style-name="P109">História #3 Página inicial</text:p>
      <text:p text:style-name="P110">Como único desenvolvedor, eu quero que meu app tenha uma página inicial de boas vindas ao cliente, com objetivo de causar boa impressão.</text:p>
      <text:p text:style-name="P111"/>
      <text:p text:style-name="P112">[Página inicial] – Criar uma nova página</text:p>
      <text:p text:style-name="P113"/>
      <text:p text:style-name="P114">[Página inicial] – Estilizar a página inicial</text:p>
      <text:p text:style-name="P115"/>
      <text:p text:style-name="P116"/>
      <text:p text:style-name="P117"/>
      <text:p text:style-name="P118"/>
      <text:p text:style-name="P119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RodapéChar" style:display-name="Rodapé Char" style:family="text"/>
    <style:style style:name="CabeçalhoChar" style:display-name="Cabeçalho Char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CNICO EM. INFORMATICA 2020.2</dc:creator>
    <meta:creation-date>2021-12-21T21:45:00Z</meta:creation-date>
    <dc:date>2021-12-21T21:54:00Z</dc:date>
    <meta:template xlink:href="Normal" xlink:type="simple"/>
    <meta:editing-cycles>71</meta:editing-cycles>
    <meta:editing-duration>PT17820S</meta:editing-duration>
    <meta:document-statistic meta:page-count="3" meta:paragraph-count="5" meta:word-count="415" meta:character-count="2656" meta:row-count="18" meta:non-whitespace-character-count="2246"/>
  </office:meta>
</office:document-meta>
</file>